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7b39" officeooo:paragraph-rsid="00167b39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67b39" officeooo:paragraph-rsid="00167b39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67b39" officeooo:paragraph-rsid="00167b39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none" officeooo:rsid="0016bd42" officeooo:paragraph-rsid="0016bd42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6bd42" officeooo:paragraph-rsid="00204a80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none" officeooo:rsid="0019d1d3" officeooo:paragraph-rsid="0019d1d3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9d1d3" officeooo:paragraph-rsid="0019d1d3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204a80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67b39"/>
    </style:style>
    <style:style style:name="P10" style:family="paragraph" style:parent-style-name="Standard" style:list-style-name="L5">
      <style:paragraph-properties fo:text-align="justify" style:justify-single-word="false"/>
      <style:text-properties officeooo:paragraph-rsid="001a06aa"/>
    </style:style>
    <style:style style:name="P11" style:family="paragraph" style:parent-style-name="Standard">
      <style:paragraph-properties fo:text-align="justify" style:justify-single-word="false"/>
      <style:text-properties officeooo:paragraph-rsid="00167b39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a06aa" officeooo:paragraph-rsid="001a06aa"/>
    </style:style>
    <style:style style:name="P13" style:family="paragraph" style:parent-style-name="Standard" style:list-style-name="L5">
      <style:paragraph-properties fo:text-align="justify" style:justify-single-word="false"/>
      <style:text-properties officeooo:rsid="001ce553" officeooo:paragraph-rsid="001ce553"/>
    </style:style>
    <style:style style:name="P14" style:family="paragraph" style:parent-style-name="Standard">
      <style:paragraph-properties fo:text-align="justify" style:justify-single-word="false"/>
      <style:text-properties officeooo:rsid="001ce553" officeooo:paragraph-rsid="001ce553"/>
    </style:style>
    <style:style style:name="P15" style:family="paragraph" style:parent-style-name="Standard">
      <style:paragraph-properties fo:text-align="justify" style:justify-single-word="false"/>
      <style:text-properties officeooo:rsid="002c342b" officeooo:paragraph-rsid="002c342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bd42"/>
    </style:style>
    <style:style style:name="T3" style:family="text">
      <style:text-properties style:text-underline-style="none" officeooo:rsid="00188e0b"/>
    </style:style>
    <style:style style:name="T4" style:family="text">
      <style:text-properties style:text-underline-style="none" officeooo:rsid="001a06aa"/>
    </style:style>
    <style:style style:name="T5" style:family="text">
      <style:text-properties style:text-underline-style="none" officeooo:rsid="001b8841"/>
    </style:style>
    <style:style style:name="T6" style:family="text">
      <style:text-properties style:text-underline-style="none" officeooo:rsid="0019d1d3"/>
    </style:style>
    <style:style style:name="T7" style:family="text">
      <style:text-properties style:text-underline-style="none" officeooo:rsid="00204a80"/>
    </style:style>
    <style:style style:name="T8" style:family="text">
      <style:text-properties style:text-underline-style="none" officeooo:rsid="00167b39"/>
    </style:style>
    <style:style style:name="T9" style:family="text">
      <style:text-properties style:text-underline-style="none" officeooo:rsid="00221a2f"/>
    </style:style>
    <style:style style:name="T10" style:family="text">
      <style:text-properties style:text-underline-style="none" officeooo:rsid="00218e56"/>
    </style:style>
    <style:style style:name="T11" style:family="text">
      <style:text-properties style:text-underline-style="none" officeooo:rsid="0019b4e4"/>
    </style:style>
    <style:style style:name="T12" style:family="text">
      <style:text-properties style:text-underline-style="none" officeooo:rsid="0024cdad"/>
    </style:style>
    <style:style style:name="T13" style:family="text">
      <style:text-properties style:text-underline-style="none" officeooo:rsid="002652b9"/>
    </style:style>
    <style:style style:name="T14" style:family="text">
      <style:text-properties style:text-underline-style="none" officeooo:rsid="002827aa"/>
    </style:style>
    <style:style style:name="T15" style:family="text">
      <style:text-properties style:text-underline-style="none" officeooo:rsid="002af9d0"/>
    </style:style>
    <style:style style:name="T16" style:family="text">
      <style:text-properties officeooo:rsid="00188e0b"/>
    </style:style>
    <style:style style:name="T17" style:family="text">
      <style:text-properties officeooo:rsid="0019b4e4"/>
    </style:style>
    <style:style style:name="T18" style:family="text">
      <style:text-properties officeooo:rsid="001ce553"/>
    </style:style>
    <style:style style:name="T19" style:family="text">
      <style:text-properties officeooo:rsid="00204a80"/>
    </style:style>
    <style:style style:name="T20" style:family="text">
      <style:text-properties officeooo:rsid="00218e56"/>
    </style:style>
    <style:style style:name="T21" style:family="text">
      <style:text-properties officeooo:rsid="00221a2f"/>
    </style:style>
    <style:style style:name="T22" style:family="text">
      <style:text-properties officeooo:rsid="0024cdad"/>
    </style:style>
    <style:style style:name="T23" style:family="text">
      <style:text-properties officeooo:rsid="002652b9"/>
    </style:style>
    <style:style style:name="T24" style:family="text">
      <style:text-properties officeooo:rsid="002af9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Info NxN :</text:p>
      <text:p text:style-name="P1"/>
      <text:p text:style-name="P2">Travail <text:span text:style-name="T18">minimal </text:span>:</text:p>
      <text:list xml:id="list3142911425" text:style-name="L1">
        <text:list-item>
          <text:p text:style-name="P9"><text:span text:style-name="T8">Afficher l’échiquier : </text:span><text:span text:style-name="T9">9x9 car </text:span><text:span text:style-name="T10">8x8 cases </text:span><text:span text:style-name="T9">+ lettres et n° pour les coordonnées</text:span></text:p>
        </text:list-item>
      </text:list>
      <text:p text:style-name="P11"><text:span text:style-name="T9">→</text:span><text:span text:style-name="T14"> Création en début de partie <text:s text:c="4"/>→ Affichage pendant la partie</text:span></text:p>
      <text:list xml:id="list155122993168463" text:continue-numbering="true" text:style-name="L1">
        <text:list-item>
          <text:p text:style-name="P4">Créer les Pièces →<text:span text:style-name="T16"> Structure</text:span></text:p>
        </text:list-item>
        <text:list-item>
          <text:p text:style-name="P6"/>
        </text:list-item>
        <text:list-item>
          <text:p text:style-name="P6">Interaction avec le(s) joueur(s) : <text:span text:style-name="T19">Demander la case puis l’action</text:span></text:p>
        </text:list-item>
        <text:list-item>
          <text:p text:style-name="P8"><text:span text:style-name="T6">Vérification si la case de départ contient une </text:span><text:span text:style-name="T7">pièce</text:span></text:p>
        </text:list-item>
        <text:list-item>
          <text:p text:style-name="P8"><text:span text:style-name="T2">Vérification </text:span><text:span text:style-name="T11">des </text:span><text:span text:style-name="T12">coups</text:span><text:span text:style-name="T11"> </text:span><text:span text:style-name="T12">légaux</text:span></text:p>
        </text:list-item>
        <text:list-item>
          <text:p text:style-name="P8"><text:span text:style-name="T2">Gérer les </text:span><text:span text:style-name="T13">actions</text:span><text:span text:style-name="T2"> → Faire b</text:span><text:span text:style-name="T3">ou</text:span><text:span text:style-name="T2">ger les pièces </text:span><text:span text:style-name="T13">(= les coups)</text:span></text:p>
        </text:list-item>
      </text:list>
      <text:p text:style-name="P5"/>
      <text:p text:style-name="P7"/>
      <text:p text:style-name="P12">Bonus :</text:p>
      <text:list xml:id="list378264281" text:style-name="L5">
        <text:list-item>
          <text:p text:style-name="P10"><text:span text:style-name="T15">Énoncer les coups possibles pour</text:span><text:span text:style-name="T4"> la </text:span><text:span text:style-name="T5">pi</text:span><text:span text:style-name="T4">èce choisie par l’utilisateur</text:span></text:p>
        </text:list-item>
        <text:list-item>
          <text:p text:style-name="P13"><text:span text:style-name="T4">C</text:span><text:span text:style-name="T1">alcul des points en fonction de la valeur des pièces mangées (« C’est très très simple » N)</text:span></text:p>
        </text:list-item>
      </text:list>
      <text:p text:style-name="P14"><text:span text:style-name="T1"/></text:p>
      <text:p text:style-name="P14"><text:span text:style-name="T1"/></text:p>
      <text:p text:style-name="P15"><text:span text:style-name="T1">ansi color caracte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4:23:09.934840768</meta:creation-date>
    <dc:date>2024-11-29T15:37:52.938831479</dc:date>
    <meta:editing-duration>PT1H13M34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13" meta:character-count="600" meta:non-whitespace-character-count="505"/>
  </office:meta>
</office:document-meta>
</file>